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4.495cm" svg:y="1.427cm">
            <draw:object draw:notify-on-update-of-ranges="Feuille1.I12:Feuille1.I20 Feuille1.J3:Feuille1.J3 Feuille1.J12:Feuille1.J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m</text:p>
          </table:table-cell>
          <table:table-cell table:style-name="Default" office:value-type="float" office:value="14.84" calcext:value-type="float">
            <text:p>14,84</text:p>
          </table:table-cell>
          <table:table-cell office:value-type="string" calcext:value-type="string">
            <text:p>nu</text:p>
          </table:table-cell>
          <table:table-cell table:formula="of:=1.5*10^(-5)" office:value-type="float" office:value="0.000015" calcext:value-type="float">
            <text:p>0,000015</text:p>
          </table:table-cell>
          <table:table-cell office:value-type="string" calcext:value-type="string">
            <text:p>rho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 (m)</text:p>
          </table:table-cell>
          <table:table-cell table:style-name="Default" office:value-type="string" calcext:value-type="string">
            <text:p>U(y)</text:p>
          </table:table-cell>
          <table:table-cell office:value-type="string" calcext:value-type="string">
            <text:p>Re(y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_tau</text:p>
          </table:table-cell>
          <table:table-cell office:value-type="string" calcext:value-type="string">
            <text:p>y+</text:p>
          </table:table-cell>
          <table:table-cell office:value-type="string" calcext:value-type="string">
            <text:p>log(y+)</text:p>
          </table:table-cell>
          <table:table-cell office:value-type="string" calcext:value-type="string">
            <text:p>U+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1" table:formula="of:=[.A4]*10^-3" office:value-type="float" office:value="0.054" calcext:value-type="float">
            <text:p>0,054</text:p>
          </table:table-cell>
          <table:table-cell office:value-type="float" office:value="18.07469361" calcext:value-type="float">
            <text:p>18,07469361</text:p>
          </table:table-cell>
          <table:table-cell table:formula="of:=[.J$2]*[.D4]/[.F$2]" office:value-type="float" office:value="151827.426324" calcext:value-type="float">
            <text:p>151827,426324</text:p>
          </table:table-cell>
          <table:table-cell table:formula="of:=0.316*[.E4]^(-1/4)" office:value-type="float" office:value="0.0160084588900111" calcext:value-type="float">
            <text:p>0,0160084588900111</text:p>
          </table:table-cell>
          <table:table-cell table:formula="of:=[.D$2]*SQRT([.F4]/8)" office:value-type="float" office:value="0.663840385948311" calcext:value-type="float">
            <text:p>0,663840385948311</text:p>
          </table:table-cell>
          <table:table-cell table:formula="of:=[.C4]*[.G4]/[.F$2]" office:value-type="float" office:value="2389.82538941392" calcext:value-type="float">
            <text:p>2389,82538941392</text:p>
          </table:table-cell>
          <table:table-cell table:formula="of:=LN([.H4])" office:value-type="float" office:value="7.778975583434" calcext:value-type="float">
            <text:p>7,778975583434</text:p>
          </table:table-cell>
          <table:table-cell table:formula="of:=[.D4]/[.G4]" office:value-type="float" office:value="27.2274691214815" calcext:value-type="float">
            <text:p>27,2274691214815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" table:formula="of:=[.A5]*10^-3" office:value-type="float" office:value="0.048" calcext:value-type="float">
            <text:p>0,048</text:p>
          </table:table-cell>
          <table:table-cell office:value-type="float" office:value="17.86425365" calcext:value-type="float">
            <text:p>17,86425365</text:p>
          </table:table-cell>
          <table:table-cell table:formula="of:=[.J$2]*[.D5]/[.F$2]" office:value-type="float" office:value="150059.73066" calcext:value-type="float">
            <text:p>150059,73066</text:p>
          </table:table-cell>
          <table:table-cell table:formula="of:=0.316*[.E5]^(-1/4)" office:value-type="float" office:value="0.0160553967478968" calcext:value-type="float">
            <text:p>0,0160553967478968</text:p>
          </table:table-cell>
          <table:table-cell table:formula="of:=[.D$2]*SQRT([.F5]/8)" office:value-type="float" office:value="0.664812885521523" calcext:value-type="float">
            <text:p>0,664812885521523</text:p>
          </table:table-cell>
          <table:table-cell table:formula="of:=[.C5]*[.G5]/[.F$2]" office:value-type="float" office:value="2127.40123366887" calcext:value-type="float">
            <text:p>2127,40123366887</text:p>
          </table:table-cell>
          <table:table-cell table:formula="of:=LN([.H5])" office:value-type="float" office:value="7.66265643571251" calcext:value-type="float">
            <text:p>7,66265643571251</text:p>
          </table:table-cell>
          <table:table-cell table:formula="of:=[.D5]/[.G5]" office:value-type="float" office:value="26.8711001833036" calcext:value-type="float">
            <text:p>26,8711001833036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1" table:formula="of:=[.A6]*10^-3" office:value-type="float" office:value="0.043" calcext:value-type="float">
            <text:p>0,043</text:p>
          </table:table-cell>
          <table:table-cell office:value-type="float" office:value="17.83401478" calcext:value-type="float">
            <text:p>17,83401478</text:p>
          </table:table-cell>
          <table:table-cell table:formula="of:=[.J$2]*[.D6]/[.F$2]" office:value-type="float" office:value="149805.724152" calcext:value-type="float">
            <text:p>149805,724152</text:p>
          </table:table-cell>
          <table:table-cell table:formula="of:=0.316*[.E6]^(-1/4)" office:value-type="float" office:value="0.0160621981982106" calcext:value-type="float">
            <text:p>0,0160621981982106</text:p>
          </table:table-cell>
          <table:table-cell table:formula="of:=[.D$2]*SQRT([.F6]/8)" office:value-type="float" office:value="0.664953685936082" calcext:value-type="float">
            <text:p>0,664953685936082</text:p>
          </table:table-cell>
          <table:table-cell table:formula="of:=[.C6]*[.G6]/[.F$2]" office:value-type="float" office:value="1906.2005663501" calcext:value-type="float">
            <text:p>1906,2005663501</text:p>
          </table:table-cell>
          <table:table-cell table:formula="of:=LN([.H6])" office:value-type="float" office:value="7.55286730761297" calcext:value-type="float">
            <text:p>7,55286730761297</text:p>
          </table:table-cell>
          <table:table-cell table:formula="of:=[.D6]/[.G6]" office:value-type="float" office:value="26.8199352183368" calcext:value-type="float">
            <text:p>26,819935218336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1" table:formula="of:=[.A7]*10^-3" office:value-type="float" office:value="0.038" calcext:value-type="float">
            <text:p>0,038</text:p>
          </table:table-cell>
          <table:table-cell office:value-type="float" office:value="17.51574404" calcext:value-type="float">
            <text:p>17,51574404</text:p>
          </table:table-cell>
          <table:table-cell table:formula="of:=[.J$2]*[.D7]/[.F$2]" office:value-type="float" office:value="147132.249936" calcext:value-type="float">
            <text:p>147132,249936</text:p>
          </table:table-cell>
          <table:table-cell table:formula="of:=0.316*[.E7]^(-1/4)" office:value-type="float" office:value="0.016134670976795" calcext:value-type="float">
            <text:p>0,016134670976795</text:p>
          </table:table-cell>
          <table:table-cell table:formula="of:=[.D$2]*SQRT([.F7]/8)" office:value-type="float" office:value="0.666452136003335" calcext:value-type="float">
            <text:p>0,666452136003335</text:p>
          </table:table-cell>
          <table:table-cell table:formula="of:=[.C7]*[.G7]/[.F$2]" office:value-type="float" office:value="1688.34541120845" calcext:value-type="float">
            <text:p>1688,34541120845</text:p>
          </table:table-cell>
          <table:table-cell table:formula="of:=LN([.H7])" office:value-type="float" office:value="7.43150428171571" calcext:value-type="float">
            <text:p>7,43150428171571</text:p>
          </table:table-cell>
          <table:table-cell table:formula="of:=[.D7]/[.G7]" office:value-type="float" office:value="26.2820735260009" calcext:value-type="float">
            <text:p>26,2820735260009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1" table:formula="of:=[.A8]*10^-3" office:value-type="float" office:value="0.033" calcext:value-type="float">
            <text:p>0,033</text:p>
          </table:table-cell>
          <table:table-cell office:value-type="float" office:value="17.34632488" calcext:value-type="float">
            <text:p>17,34632488</text:p>
          </table:table-cell>
          <table:table-cell table:formula="of:=[.J$2]*[.D8]/[.F$2]" office:value-type="float" office:value="145709.128992" calcext:value-type="float">
            <text:p>145709,128992</text:p>
          </table:table-cell>
          <table:table-cell table:formula="of:=0.316*[.E8]^(-1/4)" office:value-type="float" office:value="0.0161739237775553" calcext:value-type="float">
            <text:p>0,0161739237775553</text:p>
          </table:table-cell>
          <table:table-cell table:formula="of:=[.D$2]*SQRT([.F8]/8)" office:value-type="float" office:value="0.667262323627894" calcext:value-type="float">
            <text:p>0,667262323627894</text:p>
          </table:table-cell>
          <table:table-cell table:formula="of:=[.C8]*[.G8]/[.F$2]" office:value-type="float" office:value="1467.97711198137" calcext:value-type="float">
            <text:p>1467,97711198137</text:p>
          </table:table-cell>
          <table:table-cell table:formula="of:=LN([.H8])" office:value-type="float" office:value="7.29164061775957" calcext:value-type="float">
            <text:p>7,29164061775957</text:p>
          </table:table-cell>
          <table:table-cell table:formula="of:=[.D8]/[.G8]" office:value-type="float" office:value="25.9962600401118" calcext:value-type="float">
            <text:p>25,996260040111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1" table:formula="of:=[.A9]*10^-3" office:value-type="float" office:value="0.028" calcext:value-type="float">
            <text:p>0,028</text:p>
          </table:table-cell>
          <table:table-cell office:value-type="float" office:value="16.91981669" calcext:value-type="float">
            <text:p>16,91981669</text:p>
          </table:table-cell>
          <table:table-cell table:formula="of:=[.J$2]*[.D9]/[.F$2]" office:value-type="float" office:value="142126.460196" calcext:value-type="float">
            <text:p>142126,460196</text:p>
          </table:table-cell>
          <table:table-cell table:formula="of:=0.316*[.E9]^(-1/4)" office:value-type="float" office:value="0.0162749007103634" calcext:value-type="float">
            <text:p>0,0162749007103634</text:p>
          </table:table-cell>
          <table:table-cell table:formula="of:=[.D$2]*SQRT([.F9]/8)" office:value-type="float" office:value="0.669342006551976" calcext:value-type="float">
            <text:p>0,669342006551976</text:p>
          </table:table-cell>
          <table:table-cell table:formula="of:=[.C9]*[.G9]/[.F$2]" office:value-type="float" office:value="1249.43841223035" calcext:value-type="float">
            <text:p>1249,43841223035</text:p>
          </table:table-cell>
          <table:table-cell table:formula="of:=LN([.H9])" office:value-type="float" office:value="7.13044945912853" calcext:value-type="float">
            <text:p>7,13044945912853</text:p>
          </table:table-cell>
          <table:table-cell table:formula="of:=[.D9]/[.G9]" office:value-type="float" office:value="25.2782830367395" calcext:value-type="float">
            <text:p>25,278283036739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1" table:formula="of:=[.A10]*10^-3" office:value-type="float" office:value="0.023" calcext:value-type="float">
            <text:p>0,023</text:p>
          </table:table-cell>
          <table:table-cell office:value-type="float" office:value="16.44576281" calcext:value-type="float">
            <text:p>16,44576281</text:p>
          </table:table-cell>
          <table:table-cell table:formula="of:=[.J$2]*[.D10]/[.F$2]" office:value-type="float" office:value="138144.407604" calcext:value-type="float">
            <text:p>138144,407604</text:p>
          </table:table-cell>
          <table:table-cell table:formula="of:=0.316*[.E10]^(-1/4)" office:value-type="float" office:value="0.0163909360366838" calcext:value-type="float">
            <text:p>0,0163909360366838</text:p>
          </table:table-cell>
          <table:table-cell table:formula="of:=[.D$2]*SQRT([.F10]/8)" office:value-type="float" office:value="0.671723875863467" calcext:value-type="float">
            <text:p>0,671723875863467</text:p>
          </table:table-cell>
          <table:table-cell table:formula="of:=[.C10]*[.G10]/[.F$2]" office:value-type="float" office:value="1029.97660965732" calcext:value-type="float">
            <text:p>1029,97660965732</text:p>
          </table:table-cell>
          <table:table-cell table:formula="of:=LN([.H10])" office:value-type="float" office:value="6.93729137189526" calcext:value-type="float">
            <text:p>6,93729137189526</text:p>
          </table:table-cell>
          <table:table-cell table:formula="of:=[.D10]/[.G10]" office:value-type="float" office:value="24.4829213326083" calcext:value-type="float">
            <text:p>24,482921332608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1" table:formula="of:=[.A11]*10^-3" office:value-type="float" office:value="0.018" calcext:value-type="float">
            <text:p>0,018</text:p>
          </table:table-cell>
          <table:table-cell office:value-type="float" office:value="15.76088726" calcext:value-type="float">
            <text:p>15,76088726</text:p>
          </table:table-cell>
          <table:table-cell table:formula="of:=[.J$2]*[.D11]/[.F$2]" office:value-type="float" office:value="132391.452984" calcext:value-type="float">
            <text:p>132391,452984</text:p>
          </table:table-cell>
          <table:table-cell table:formula="of:=0.316*[.E11]^(-1/4)" office:value-type="float" office:value="0.0165661693043231" calcext:value-type="float">
            <text:p>0,0165661693043231</text:p>
          </table:table-cell>
          <table:table-cell table:formula="of:=[.D$2]*SQRT([.F11]/8)" office:value-type="float" office:value="0.675304984316913" calcext:value-type="float">
            <text:p>0,675304984316913</text:p>
          </table:table-cell>
          <table:table-cell table:formula="of:=[.C11]*[.G11]/[.F$2]" office:value-type="float" office:value="810.365981180296" calcext:value-type="float">
            <text:p>810,365981180296</text:p>
          </table:table-cell>
          <table:table-cell table:formula="of:=LN([.H11])" office:value-type="float" office:value="6.69748597424032" calcext:value-type="float">
            <text:p>6,69748597424032</text:p>
          </table:table-cell>
          <table:table-cell table:formula="of:=[.D11]/[.G11]" office:value-type="float" office:value="23.3389174166136" calcext:value-type="float">
            <text:p>23,338917416613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1" table:formula="of:=[.A12]*10^-3" office:value-type="float" office:value="0.016" calcext:value-type="float">
            <text:p>0,016</text:p>
          </table:table-cell>
          <table:table-cell office:value-type="float" office:value="15.69490665" calcext:value-type="float">
            <text:p>15,69490665</text:p>
          </table:table-cell>
          <table:table-cell table:formula="of:=[.J$2]*[.D12]/[.F$2]" office:value-type="float" office:value="131837.21586" calcext:value-type="float">
            <text:p>131837,21586</text:p>
          </table:table-cell>
          <table:table-cell table:formula="of:=0.316*[.E12]^(-1/4)" office:value-type="float" office:value="0.0165835527623345" calcext:value-type="float">
            <text:p>0,0165835527623345</text:p>
          </table:table-cell>
          <table:table-cell table:formula="of:=[.D$2]*SQRT([.F12]/8)" office:value-type="float" office:value="0.675659201929565" calcext:value-type="float">
            <text:p>0,675659201929565</text:p>
          </table:table-cell>
          <table:table-cell table:formula="of:=[.C12]*[.G12]/[.F$2]" office:value-type="float" office:value="720.703148724869" calcext:value-type="float">
            <text:p>720,703148724869</text:p>
          </table:table-cell>
          <table:table-cell table:formula="of:=LN([.H12])" office:value-type="float" office:value="6.58022733090222" calcext:value-type="float">
            <text:p>6,58022733090222</text:p>
          </table:table-cell>
          <table:table-cell table:formula="of:=[.D12]/[.G12]" office:value-type="float" office:value="23.229028192287" calcext:value-type="float">
            <text:p>23,229028192287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1" table:formula="of:=[.A13]*10^-3" office:value-type="float" office:value="0.014" calcext:value-type="float">
            <text:p>0,014</text:p>
          </table:table-cell>
          <table:table-cell office:value-type="float" office:value="15.12053215" calcext:value-type="float">
            <text:p>15,12053215</text:p>
          </table:table-cell>
          <table:table-cell table:formula="of:=[.J$2]*[.D13]/[.F$2]" office:value-type="float" office:value="127012.47006" calcext:value-type="float">
            <text:p>127012,47006</text:p>
          </table:table-cell>
          <table:table-cell table:formula="of:=0.316*[.E13]^(-1/4)" office:value-type="float" office:value="0.0167388451641143" calcext:value-type="float">
            <text:p>0,0167388451641143</text:p>
          </table:table-cell>
          <table:table-cell table:formula="of:=[.D$2]*SQRT([.F13]/8)" office:value-type="float" office:value="0.67881534856452" calcext:value-type="float">
            <text:p>0,67881534856452</text:p>
          </table:table-cell>
          <table:table-cell table:formula="of:=[.C13]*[.G13]/[.F$2]" office:value-type="float" office:value="633.560991993552" calcext:value-type="float">
            <text:p>633,560991993552</text:p>
          </table:table-cell>
          <table:table-cell table:formula="of:=LN([.H13])" office:value-type="float" office:value="6.45135627293823" calcext:value-type="float">
            <text:p>6,45135627293823</text:p>
          </table:table-cell>
          <table:table-cell table:formula="of:=[.D13]/[.G13]" office:value-type="float" office:value="22.2748825317152" calcext:value-type="float">
            <text:p>22,274882531715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1" table:formula="of:=[.A14]*10^-3" office:value-type="float" office:value="0.012" calcext:value-type="float">
            <text:p>0,012</text:p>
          </table:table-cell>
          <table:table-cell office:value-type="float" office:value="14.95749971" calcext:value-type="float">
            <text:p>14,95749971</text:p>
          </table:table-cell>
          <table:table-cell table:formula="of:=[.J$2]*[.D14]/[.F$2]" office:value-type="float" office:value="125642.997564" calcext:value-type="float">
            <text:p>125642,997564</text:p>
          </table:table-cell>
          <table:table-cell table:formula="of:=0.316*[.E14]^(-1/4)" office:value-type="float" office:value="0.016784272054089" calcext:value-type="float">
            <text:p>0,016784272054089</text:p>
          </table:table-cell>
          <table:table-cell table:formula="of:=[.D$2]*SQRT([.F14]/8)" office:value-type="float" office:value="0.67973582953922" calcext:value-type="float">
            <text:p>0,67973582953922</text:p>
          </table:table-cell>
          <table:table-cell table:formula="of:=[.C14]*[.G14]/[.F$2]" office:value-type="float" office:value="543.788663631376" calcext:value-type="float">
            <text:p>543,788663631376</text:p>
          </table:table-cell>
          <table:table-cell table:formula="of:=LN([.H14])" office:value-type="float" office:value="6.29856068540398" calcext:value-type="float">
            <text:p>6,29856068540398</text:p>
          </table:table-cell>
          <table:table-cell table:formula="of:=[.D14]/[.G14]" office:value-type="float" office:value="22.0048716869014" calcext:value-type="float">
            <text:p>22,004871686901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" table:formula="of:=[.A15]*10^-3" office:value-type="float" office:value="0.01" calcext:value-type="float">
            <text:p>0,01</text:p>
          </table:table-cell>
          <table:table-cell office:value-type="float" office:value="14.48766104" calcext:value-type="float">
            <text:p>14,48766104</text:p>
          </table:table-cell>
          <table:table-cell table:formula="of:=[.J$2]*[.D15]/[.F$2]" office:value-type="float" office:value="121696.352736" calcext:value-type="float">
            <text:p>121696,352736</text:p>
          </table:table-cell>
          <table:table-cell table:formula="of:=0.316*[.E15]^(-1/4)" office:value-type="float" office:value="0.0169187273610391" calcext:value-type="float">
            <text:p>0,0169187273610391</text:p>
          </table:table-cell>
          <table:table-cell table:formula="of:=[.D$2]*SQRT([.F15]/8)" office:value-type="float" office:value="0.682453009767087" calcext:value-type="float">
            <text:p>0,682453009767087</text:p>
          </table:table-cell>
          <table:table-cell table:formula="of:=[.C15]*[.G15]/[.F$2]" office:value-type="float" office:value="454.968673178058" calcext:value-type="float">
            <text:p>454,968673178058</text:p>
          </table:table-cell>
          <table:table-cell table:formula="of:=LN([.H15])" office:value-type="float" office:value="6.12022856642256" calcext:value-type="float">
            <text:p>6,12022856642256</text:p>
          </table:table-cell>
          <table:table-cell table:formula="of:=[.D15]/[.G15]" office:value-type="float" office:value="21.2288037896477" calcext:value-type="float">
            <text:p>21,228803789647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" table:formula="of:=[.A16]*10^-3" office:value-type="float" office:value="0.008" calcext:value-type="float">
            <text:p>0,008</text:p>
          </table:table-cell>
          <table:table-cell office:value-type="float" office:value="14.15616895" calcext:value-type="float">
            <text:p>14,15616895</text:p>
          </table:table-cell>
          <table:table-cell table:formula="of:=[.J$2]*[.D16]/[.F$2]" office:value-type="float" office:value="118911.81918" calcext:value-type="float">
            <text:p>118911,81918</text:p>
          </table:table-cell>
          <table:table-cell table:formula="of:=0.316*[.E16]^(-1/4)" office:value-type="float" office:value="0.0170169148925736" calcext:value-type="float">
            <text:p>0,0170169148925736</text:p>
          </table:table-cell>
          <table:table-cell table:formula="of:=[.D$2]*SQRT([.F16]/8)" office:value-type="float" office:value="0.684430446828415" calcext:value-type="float">
            <text:p>0,684430446828415</text:p>
          </table:table-cell>
          <table:table-cell table:formula="of:=[.C16]*[.G16]/[.F$2]" office:value-type="float" office:value="365.029571641821" calcext:value-type="float">
            <text:p>365,029571641821</text:p>
          </table:table-cell>
          <table:table-cell table:formula="of:=LN([.H16])" office:value-type="float" office:value="5.89997836849747" calcext:value-type="float">
            <text:p>5,89997836849747</text:p>
          </table:table-cell>
          <table:table-cell table:formula="of:=[.D16]/[.G16]" office:value-type="float" office:value="20.6831373671325" calcext:value-type="float">
            <text:p>20,683137367132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.A17]*10^-3" office:value-type="float" office:value="0.006" calcext:value-type="float">
            <text:p>0,006</text:p>
          </table:table-cell>
          <table:table-cell office:value-type="float" office:value="13.58208316" calcext:value-type="float">
            <text:p>13,58208316</text:p>
          </table:table-cell>
          <table:table-cell table:formula="of:=[.J$2]*[.D17]/[.F$2]" office:value-type="float" office:value="114089.498544" calcext:value-type="float">
            <text:p>114089,498544</text:p>
          </table:table-cell>
          <table:table-cell table:formula="of:=0.316*[.E17]^(-1/4)" office:value-type="float" office:value="0.0171939502106531" calcext:value-type="float">
            <text:p>0,0171939502106531</text:p>
          </table:table-cell>
          <table:table-cell table:formula="of:=[.D$2]*SQRT([.F17]/8)" office:value-type="float" office:value="0.687981467910946" calcext:value-type="float">
            <text:p>0,687981467910946</text:p>
          </table:table-cell>
          <table:table-cell table:formula="of:=[.C17]*[.G17]/[.F$2]" office:value-type="float" office:value="275.192587164379" calcext:value-type="float">
            <text:p>275,192587164379</text:p>
          </table:table-cell>
          <table:table-cell table:formula="of:=LN([.H17])" office:value-type="float" office:value="5.61747116952045" calcext:value-type="float">
            <text:p>5,61747116952045</text:p>
          </table:table-cell>
          <table:table-cell table:formula="of:=[.D17]/[.G17]" office:value-type="float" office:value="19.7419317140067" calcext:value-type="float">
            <text:p>19,74193171400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.A18]*10^-3" office:value-type="float" office:value="0.004" calcext:value-type="float">
            <text:p>0,004</text:p>
          </table:table-cell>
          <table:table-cell office:value-type="float" office:value="12.79551855" calcext:value-type="float">
            <text:p>12,79551855</text:p>
          </table:table-cell>
          <table:table-cell table:formula="of:=[.J$2]*[.D18]/[.F$2]" office:value-type="float" office:value="107482.35582" calcext:value-type="float">
            <text:p>107482,35582</text:p>
          </table:table-cell>
          <table:table-cell table:formula="of:=0.316*[.E18]^(-1/4)" office:value-type="float" office:value="0.0174523047675062" calcext:value-type="float">
            <text:p>0,0174523047675062</text:p>
          </table:table-cell>
          <table:table-cell table:formula="of:=[.D$2]*SQRT([.F18]/8)" office:value-type="float" office:value="0.693130966052494" calcext:value-type="float">
            <text:p>0,693130966052494</text:p>
          </table:table-cell>
          <table:table-cell table:formula="of:=[.C18]*[.G18]/[.F$2]" office:value-type="float" office:value="184.834924280665" calcext:value-type="float">
            <text:p>184,834924280665</text:p>
          </table:table-cell>
          <table:table-cell table:formula="of:=LN([.H18])" office:value-type="float" office:value="5.21946312555505" calcext:value-type="float">
            <text:p>5,21946312555505</text:p>
          </table:table-cell>
          <table:table-cell table:formula="of:=[.D18]/[.G18]" office:value-type="float" office:value="18.4604629957204" calcext:value-type="float">
            <text:p>18,460462995720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[.A19]*10^-3" office:value-type="float" office:value="0.002" calcext:value-type="float">
            <text:p>0,002</text:p>
          </table:table-cell>
          <table:table-cell office:value-type="float" office:value="11.69906008" calcext:value-type="float">
            <text:p>11,69906008</text:p>
          </table:table-cell>
          <table:table-cell table:formula="of:=[.J$2]*[.D19]/[.F$2]" office:value-type="float" office:value="98272.104672" calcext:value-type="float">
            <text:p>98272,104672</text:p>
          </table:table-cell>
          <table:table-cell table:formula="of:=0.316*[.E19]^(-1/4)" office:value-type="float" office:value="0.017847587436921" calcext:value-type="float">
            <text:p>0,017847587436921</text:p>
          </table:table-cell>
          <table:table-cell table:formula="of:=[.D$2]*SQRT([.F19]/8)" office:value-type="float" office:value="0.700936485340183" calcext:value-type="float">
            <text:p>0,700936485340183</text:p>
          </table:table-cell>
          <table:table-cell table:formula="of:=[.C19]*[.G19]/[.F$2]" office:value-type="float" office:value="93.4581980453578" calcext:value-type="float">
            <text:p>93,4581980453578</text:p>
          </table:table-cell>
          <table:table-cell table:formula="of:=LN([.H19])" office:value-type="float" office:value="4.53751425659591" calcext:value-type="float">
            <text:p>4,53751425659591</text:p>
          </table:table-cell>
          <table:table-cell table:formula="of:=[.D19]/[.G19]" office:value-type="float" office:value="16.6906136642639" calcext:value-type="float">
            <text:p>16,6906136642639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" table:formula="of:=[.A20]*10^-3" office:value-type="float" office:value="0.001" calcext:value-type="float">
            <text:p>0,001</text:p>
          </table:table-cell>
          <table:table-cell office:value-type="float" office:value="10.97152835" calcext:value-type="float">
            <text:p>10,97152835</text:p>
          </table:table-cell>
          <table:table-cell table:formula="of:=[.J$2]*[.D20]/[.F$2]" office:value-type="float" office:value="92160.83814" calcext:value-type="float">
            <text:p>92160,83814</text:p>
          </table:table-cell>
          <table:table-cell table:formula="of:=0.316*[.E20]^(-1/4)" office:value-type="float" office:value="0.0181363746538998" calcext:value-type="float">
            <text:p>0,0181363746538998</text:p>
          </table:table-cell>
          <table:table-cell table:formula="of:=[.D$2]*SQRT([.F20]/8)" office:value-type="float" office:value="0.706584565885418" calcext:value-type="float">
            <text:p>0,706584565885418</text:p>
          </table:table-cell>
          <table:table-cell table:formula="of:=[.C20]*[.G20]/[.F$2]" office:value-type="float" office:value="47.1056377256945" calcext:value-type="float">
            <text:p>47,1056377256945</text:p>
          </table:table-cell>
          <table:table-cell table:formula="of:=LN([.H20])" office:value-type="float" office:value="3.85239269079546" calcext:value-type="float">
            <text:p>3,85239269079546</text:p>
          </table:table-cell>
          <table:table-cell table:formula="of:=[.D20]/[.G20]" office:value-type="float" office:value="15.5275516614938" calcext:value-type="float">
            <text:p>15,527551661493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ce1" table:formula="of:=[.A21]*10^-3" office:value-type="float" office:value="0" calcext:value-type="float">
            <text:p>0</text:p>
          </table:table-cell>
          <table:table-cell office:value-type="float" office:value="8.621015887" calcext:value-type="float">
            <text:p>8,621015887</text:p>
          </table:table-cell>
          <table:table-cell table:formula="of:=[.J$2]*[.D21]/[.F$2]" office:value-type="float" office:value="72416.5334508" calcext:value-type="float">
            <text:p>72416,5334508</text:p>
          </table:table-cell>
          <table:table-cell table:formula="of:=0.316*[.E21]^(-1/4)" office:value-type="float" office:value="0.0192631652268971" calcext:value-type="float">
            <text:p>0,0192631652268971</text:p>
          </table:table-cell>
          <table:table-cell table:formula="of:=[.D$2]*SQRT([.F21]/8)" office:value-type="float" office:value="0.728203450279569" calcext:value-type="float">
            <text:p>0,728203450279569</text:p>
          </table:table-cell>
          <table:table-cell table:formula="of:=[.C21]*[.G21]/[.F$2]" office:value-type="float" office:value="0" calcext:value-type="float">
            <text:p>0</text:p>
          </table:table-cell>
          <table:table-cell table:formula="of:=LN([.H21])" office:value-type="string" office:string-value="" calcext:value-type="error">
            <text:p>Err :502</text:p>
          </table:table-cell>
          <table:table-cell table:formula="of:=[.D21]/[.G21]" office:value-type="float" office:value="11.8387462785163" calcext:value-type="float">
            <text:p>11,8387462785163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17"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20:32:37.96522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6:07:50.585571500</meta:creation-date>
    <dc:date>2026-03-05T21:15:09.999834900</dc:date>
    <meta:editing-duration>PT44M6S</meta:editing-duration>
    <meta:editing-cycles>3</meta:editing-cycles>
    <meta:generator>LibreOffice/25.2.7.2$Windows_X86_64 LibreOffice_project/5cbfd1ab6520636bb5f7b99185aa69bd7456825d</meta:generator>
    <meta:document-statistic meta:table-count="1" meta:cell-count="17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8cm" svg:y="3.952cm" style:legend-expansion="high" chart:style-name="ch2"/>
        <chart:plot-area chart:style-name="ch3" svg:x="0.32cm" svg:y="0.18cm" svg:width="12.018cm" svg:height="8.64cm">
          <chart:coordinate-region svg:x="0.954cm" svg:y="0.379cm" svg:width="11.28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J12:Feuille1.J20" chart:label-cell-address="Feuille1.J3:Feuille1.J3" chart:class="chart:scatter">
            <chart:domain table:cell-range-address="Feuille1.I12:Feuille1.I20"/>
            <chart:regression-curve chart:style-name="ch8">
              <chart:equation chart:display-equation="true" chart:display-r-square="tru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U+</text:p>
                <draw:g>
                  <svg:desc>Feuille1.J3:Feuille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8022733090222">
                <text:p>6.58022733090222</text:p>
                <draw:g>
                  <svg:desc>Feuille1.I12:Feuille1.I20</svg:desc>
                </draw:g>
              </table:table-cell>
              <table:table-cell office:value-type="float" office:value="23.229028192287">
                <text:p>23.229028192287</text:p>
                <draw:g>
                  <svg:desc>Feuille1.J12:Feuille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5135627293823">
                <text:p>6.45135627293823</text:p>
              </table:table-cell>
              <table:table-cell office:value-type="float" office:value="22.2748825317152">
                <text:p>22.2748825317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9856068540398">
                <text:p>6.29856068540398</text:p>
              </table:table-cell>
              <table:table-cell office:value-type="float" office:value="22.0048716869014">
                <text:p>22.0048716869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2022856642256">
                <text:p>6.12022856642256</text:p>
              </table:table-cell>
              <table:table-cell office:value-type="float" office:value="21.2288037896477">
                <text:p>21.2288037896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9997836849747">
                <text:p>5.89997836849747</text:p>
              </table:table-cell>
              <table:table-cell office:value-type="float" office:value="20.6831373671325">
                <text:p>20.6831373671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1747116952045">
                <text:p>5.61747116952045</text:p>
              </table:table-cell>
              <table:table-cell office:value-type="float" office:value="19.7419317140067">
                <text:p>19.7419317140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1946312555505">
                <text:p>5.21946312555505</text:p>
              </table:table-cell>
              <table:table-cell office:value-type="float" office:value="18.4604629957204">
                <text:p>18.4604629957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3751425659591">
                <text:p>4.53751425659591</text:p>
              </table:table-cell>
              <table:table-cell office:value-type="float" office:value="16.6906136642639">
                <text:p>16.6906136642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5239269079546">
                <text:p>3.85239269079546</text:p>
              </table:table-cell>
              <table:table-cell office:value-type="float" office:value="15.5275516614938">
                <text:p>15.5275516614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